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06f7cd" officeooo:paragraph-rsid="0006f7cd" style:font-size-asian="12.25pt" style:font-weight-asian="bold" style:font-size-complex="14pt" style:font-weight-complex="bold"/>
    </style:style>
    <style:style style:name="P2" style:family="paragraph" style:parent-style-name="Standard">
      <style:text-properties fo:font-size="12pt" style:text-underline-style="solid" style:text-underline-width="auto" style:text-underline-color="font-color" fo:font-weight="normal" officeooo:rsid="0006f7cd" officeooo:paragraph-rsid="0006f7cd"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6f7cd" officeooo:paragraph-rsid="0006f7cd"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7d05c" officeooo:paragraph-rsid="0007d05c"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07d05c" officeooo:paragraph-rsid="0015bcd5"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0c0333" officeooo:paragraph-rsid="000c0333"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0c0333" officeooo:paragraph-rsid="0016d593" style:font-size-asian="10.5pt" style:font-weight-asian="normal" style:font-size-complex="12pt" style:font-weight-complex="normal"/>
    </style:style>
    <style:style style:name="T1" style:family="text">
      <style:text-properties officeooo:rsid="000715f0"/>
    </style:style>
    <style:style style:name="T2" style:family="text">
      <style:text-properties officeooo:rsid="000936fb"/>
    </style:style>
    <style:style style:name="T3" style:family="text">
      <style:text-properties officeooo:rsid="00095339"/>
    </style:style>
    <style:style style:name="T4" style:family="text">
      <style:text-properties officeooo:rsid="000a0610"/>
    </style:style>
    <style:style style:name="T5" style:family="text">
      <style:text-properties officeooo:rsid="000b1460"/>
    </style:style>
    <style:style style:name="T6" style:family="text">
      <style:text-properties officeooo:rsid="000c0333"/>
    </style:style>
    <style:style style:name="T7" style:family="text">
      <style:text-properties officeooo:rsid="000c2ffb"/>
    </style:style>
    <style:style style:name="T8" style:family="text">
      <style:text-properties officeooo:rsid="000d2a81"/>
    </style:style>
    <style:style style:name="T9" style:family="text">
      <style:text-properties officeooo:rsid="000f1eeb"/>
    </style:style>
    <style:style style:name="T10" style:family="text">
      <style:text-properties officeooo:rsid="000f2e1c"/>
    </style:style>
    <style:style style:name="T11" style:family="text">
      <style:text-properties officeooo:rsid="000fba77"/>
    </style:style>
    <style:style style:name="T12" style:family="text">
      <style:text-properties officeooo:rsid="000fffac"/>
    </style:style>
    <style:style style:name="T13" style:family="text">
      <style:text-properties officeooo:rsid="00150dc5"/>
    </style:style>
    <style:style style:name="T14" style:family="text">
      <style:text-properties officeooo:rsid="0015bcd5"/>
    </style:style>
    <style:style style:name="T15" style:family="text">
      <style:text-properties officeooo:rsid="0015fd87"/>
    </style:style>
    <style:style style:name="T16" style:family="text">
      <style:text-properties officeooo:rsid="0016d593"/>
    </style:style>
    <style:style style:name="T17" style:family="text">
      <style:text-properties officeooo:rsid="0017f24a"/>
    </style:style>
    <style:style style:name="T18" style:family="text">
      <style:text-properties officeooo:rsid="0018937e"/>
    </style:style>
    <style:style style:name="T19" style:family="text">
      <style:text-properties officeooo:rsid="001a16ea"/>
    </style:style>
    <style:style style:name="T20" style:family="text">
      <style:text-properties officeooo:rsid="001abdd7"/>
    </style:style>
    <style:style style:name="T21" style:family="text">
      <style:text-properties officeooo:rsid="001e14af"/>
    </style:style>
    <style:style style:name="T22" style:family="text">
      <style:text-properties officeooo:rsid="001f6ef6"/>
    </style:style>
    <style:style style:name="T23" style:family="text">
      <style:text-properties officeooo:rsid="002325f5"/>
    </style:style>
    <style:style style:name="T24" style:family="text">
      <style:text-properties officeooo:rsid="002394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t one</text:p>
      <text:p text:style-name="P2">Running the TCP client and server code from the moodle</text:p>
      <text:p text:style-name="P3"><text:span text:style-name="T3">T</text:span>he TCP <text:span text:style-name="T2">handshake</text:span>:</text:p>
      <text:p text:style-name="P3">The client is the one who initiates the connection with the server:</text:p>
      <text:p text:style-name="P3">First, he sends to the server a TCP packet with SYN flag <text:span text:style-name="T6">(which means that th</text:span><text:span text:style-name="T7">is</text:span><text:span text:style-name="T6"> </text:span><text:span text:style-name="T7">packet</text:span><text:span text:style-name="T6"> is </text:span><text:span text:style-name="T9">for</text:span><text:span text:style-name="T7"> </text:span><text:span text:style-name="T6">start</text:span><text:span text:style-name="T10">ing</text:span><text:span text:style-name="T6"> a connection)</text:span> and with the initial sequence number of the client, which is 0 in th<text:span text:style-name="T8">at</text:span> case. The server sends a packet back to the client, with SYN flag, and with the initial sequence number of the server, which is 0, and with ack number 1, <text:span text:style-name="T5">which</text:span> tells the client that the packet which he sent to the server accepted successfully. Then the client sends a packet to the server, with sequence number 1, and ack number 1, <text:span text:style-name="T5">which</text:span> tells the server that the packet which he sent to the client accepted successfully. <text:span text:style-name="T1">This is the connection process.</text:span></text:p>
      <text:p text:style-name="P3"/>
      <text:p text:style-name="P4"><text:span text:style-name="T3">Sending </text:span><text:span text:style-name="T4">a</text:span> message <text:span text:style-name="T4">to the server</text:span>:</text:p>
      <text:p text:style-name="P5">The client sends a message to the server, which contains our names. This packet <text:span text:style-name="T2">is with sequence number 1, ack number 1 (because the server hasn’t sent a packet since the SYN packet, </text:span><text:span text:style-name="T5">so the ack number hasn’t changed</text:span><text:span text:style-name="T2">), </text:span><text:span text:style-name="T13">and the data length is 29 </text:span><text:span text:style-name="T15">bytes</text:span><text:span text:style-name="T2">. </text:span><text:span text:style-name="T13">The server sends a packet back to the client, </text:span><text:span text:style-name="T14">which contatins our names in upper case. This packet</text:span><text:span text:style-name="T13"> </text:span><text:span text:style-name="T14">is with FIN flag (will be explained later), sequence number 1, ack number 30 <text:s/>(</text:span><text:span text:style-name="T12">because the previous ack number was 1 and the server got data with length 29 from the client, so the next sequence number that the server hopes to get is 30</text:span><text:span text:style-name="T14">), and the data </text:span><text:span text:style-name="T15">length is 29 bytes.</text:span></text:p>
      <text:p text:style-name="P4"/>
      <text:p text:style-name="P6">Closing the connection:</text:p>
      <text:p text:style-name="P7">The server is the one who initiates the connection closing. <text:span text:style-name="T16">In the last packet he sent</text:span> to the client <text:span text:style-name="T16">(the packet where the server sent back to the client our names in upper case)</text:span>, <text:span text:style-name="T16">the</text:span> FIN flag (which means that th<text:span text:style-name="T9">is packet</text:span> is <text:span text:style-name="T11">for</text:span><text:span text:style-name="T9"> </text:span>closing the connection) <text:span text:style-name="T16">was on. </text:span><text:span text:style-name="T12">This packet is actually an example for how </text:span><text:span text:style-name="T17">does</text:span><text:span text:style-name="T12"> the TCP protocol uses a single packet for many uses – </text:span><text:span text:style-name="T18">in this packet, the server sent our names in upper case, sent ack for the packet that he received before from the server (the packet with our names), and also told the client that he is closing the connection </text:span><text:span text:style-name="T19">(FIN flag). </text:span><text:span text:style-name="T20">Next, the client sends a packet back to the server, </text:span><text:span text:style-name="T21">with sequence number 30 (because the previous sequence number was 1 and the client sent before a packet with data with length 29 bytes), and ack number 31 (because the previous ack number was 1, and the server sent before a packet with data with length 29 bytes, and the another 1 byte is an ack for the FIN</text:span><text:span text:style-name="T23">)</text:span><text:span text:style-name="T21">. </text:span><text:span text:style-name="T22">Next, the server sends a packet back to the client, with sequence number 31, and ack number 31 (the 1 byte increase is because of the FIN). </text:span><text:span text:style-name="T24">This is the connection closing proces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3T18:28:12.754648647</meta:creation-date>
    <meta:generator>LibreOffice/6.4.6.2$Linux_X86_64 LibreOffice_project/40$Build-2</meta:generator>
    <dc:date>2020-12-03T19:18:38.927549795</dc:date>
    <meta:editing-duration>PT47M25S</meta:editing-duration>
    <meta:editing-cycles>31</meta:editing-cycles>
    <meta:document-statistic meta:table-count="0" meta:image-count="0" meta:object-count="0" meta:page-count="1" meta:paragraph-count="9" meta:word-count="481" meta:character-count="2589" meta:non-whitespace-character-count="2115"/>
  </office:meta>
</office:document-meta>
</file>